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612-0327</text:span> <text:s text:c="21"/><text:tab/><text:span text:style-name="T1">28/12/2016 <text:s text:c="17"/></text:span></text:p>
      <text:p text:style-name="P11"><text:span text:style-name="T1"><text:tab/></text:span><text:span text:style-name="T2">ICONTEC Colombia.</text:span></text:p>
      <text:p text:style-name="P12"><text:tab/>Colombia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1 <text:s text:c="8"/></text:span><text:s/><text:span text:style-name="T3">Servivio de auditoria<text:tab/><text:tab/><text:tab/><text:tab/><text:tab/><text:tab/><text:tab/><text:tab/>$ 685<text:tab/><text:tab/>$ 685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685.00<text:tab/><text:tab/><text:tab/><text:tab/><text:tab/><text:tab/><text:tab/><text:tab/><text:tab/><text:tab/><text:tab/><text:tab/><text:tab/> <text:s text:c="3"/>685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7-01-02T16:20:4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